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8c6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5"/>
      <text:p text:style-name="P5">Presentació assignatura</text:p>
      <text:p text:style-name="P8">Comentem web assignatura</text:p>
      <text:p text:style-name="P11">Comentem unitats </text:p>
      <text:list xml:id="list9109853313497993452" text:style-name="L1">
        <text:list-item>
          <text:p text:style-name="P16"><text:a xlink:type="simple" xlink:href="https://paulinoposada.github.io/web_e/web_e_2425/documents/apunts/unitat_1_ley_ohm/e_apunts_ud_1_1_gs.pdf">1.1 Circuit elèctric</text:a></text:p>
        </text:list-item>
        <text:list-item>
          <text:p text:style-name="P16"><text:a xlink:type="simple" xlink:href="https://paulinoposada.github.io/web_e/web_e_2425/documents/apunts/unitat_1_ley_ohm/e_apunts_ud_1_2_gs.pdf">1.2 Llei d'ohm</text:a></text:p>
        </text:list-item>
        <text:list-item>
          <text:p text:style-name="P16"><text:a xlink:type="simple" xlink:href="https://paulinoposada.github.io/web_e/web_e_2425/documents/apunts/unitat_2_seguridad/e_apunts_ud_2_1_gs.pdf">2 Seguretat</text:a></text:p>
        </text:list-item>
        <text:list-item>
          <text:p text:style-name="P1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8">Comentem <text:a xlink:type="simple" xlink:href="https://paulinoposada.github.io/web_e/documents/practica_00_e.pdf">pràctica 0</text:a></text:p>
        </text:list-item>
      </text:list>
      <text:p text:style-name="P8"/>
      <text:p text:style-name="P8"/>
      <text:p text:style-name="P3">Di<text:span text:style-name="T3">jous</text:span><text:tab/><text:tab/><text:tab/><text:tab/>2<text:span text:style-name="T3">6</text:span>/09/2<text:span text:style-name="T1">4</text:span></text:p>
      <text:p text:style-name="P6"/>
      <text:p text:style-name="P9">Comentem </text:p>
      <text:list xml:id="list3122092576680882953" text:style-name="L2">
        <text:list-item>
          <text:p text:style-name="P1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2"/>
      <text:p text:style-name="P12"/>
      <text:p text:style-name="P4">Di<text:span text:style-name="T5">vendres</text:span><text:tab/><text:tab/><text:tab/>2<text:span text:style-name="T5">7</text:span>/09/2<text:span text:style-name="T1">4</text:span></text:p>
      <text:p text:style-name="P7"/>
      <text:p text:style-name="P10">Comentem </text:p>
      <text:list xml:id="list153153634442509" text:continue-numbering="true" text:style-name="L2">
        <text:list-item>
          <text:p text:style-name="P2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7"/>
      <text:p text:style-name="P13">Comentem <text:s/></text:p>
      <text:list xml:id="list153154996667800" text:continue-list="list9109853313497993452" text:style-name="L1">
        <text:list-item>
          <text:p text:style-name="P2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2">Programa de simulació Cade Simu</text:p>
        </text:list-item>
      </text:list>
      <text:p text:style-name="P10"/>
      <text:p text:style-name="P1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7"/>
      <text:p text:style-name="P10">Comentem </text:p>
      <text:list xml:id="list4143193965848741195" text:style-name="L3">
        <text:list-item>
          <text:p text:style-name="P23"><text:a xlink:type="simple" xlink:href="https://paulinoposada.github.io/web_e/web_e_2425/documents/apunts/unitat_4_analisis_redes/e_apunts_ud_4_gs.pdf">Unitat 4</text:a>, <text:span text:style-name="T4">arribat fins pàg. </text:span></text:p>
        </text:list-item>
        <text:list-item>
          <text:p text:style-name="P23">Programa de simulació Cade Simu</text:p>
          <text:p text:style-name="P26"><text:s/></text:p>
        </text:list-item>
      </text:list>
      <text:p text:style-name="P13"/>
      <text:p text:style-name="P13"/>
      <text:p text:style-name="P27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7"/>
      <text:p text:style-name="P10">Comentem </text:p>
      <text:list xml:id="list153153388600722" text:continue-numbering="true" text:style-name="L3">
        <text:list-item>
          <text:p text:style-name="P24"><text:a xlink:type="simple" xlink:href="https://paulinoposada.github.io/web_e/web_e_2425/documents/apunts/unitat_4_analisis_redes/e_apunts_ud_4_gs.pdf">Unitat 4</text:a>, <text:span text:style-name="T7">exercicis 1.4-1 a 4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8T15:31:52.847086658</dc:date>
    <meta:editing-duration>PT1H26M57S</meta:editing-duration>
    <meta:editing-cycles>52</meta:editing-cycles>
    <meta:document-statistic meta:table-count="0" meta:image-count="0" meta:object-count="0" meta:page-count="3" meta:paragraph-count="30" meta:word-count="125" meta:character-count="810" meta:non-whitespace-character-count="702"/>
  </office:meta>
</office:document-meta>
</file>